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Narrow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ing">
      <style:paragraph-properties fo:line-height="150%" fo:text-align="center" style:justify-single-word="false"/>
      <style:text-properties fo:text-transform="uppercase" style:font-name="Arial Narrow" fo:letter-spacing="0.106cm" fo:font-weight="bold" officeooo:paragraph-rsid="002a9bc0" style:font-weight-asian="bold" style:font-name-complex="Arial Narrow"/>
    </style:style>
    <style:style style:name="P2" style:family="paragraph" style:parent-style-name="Standard">
      <style:paragraph-properties fo:line-height="150%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font-name="Arial Narrow" fo:font-size="16pt" fo:font-weight="bold" officeooo:paragraph-rsid="002a9bc0" style:font-size-asian="16pt" style:font-weight-asian="bold" style:font-name-complex="Arial Narrow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 Narrow" fo:font-size="16pt" fo:font-weight="bold" officeooo:paragraph-rsid="002a9bc0" style:font-size-asian="16pt" style:font-weight-asian="bold" style:font-name-complex="Arial Narrow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 Narrow" fo:font-size="14pt" fo:font-weight="bold" officeooo:paragraph-rsid="002a9bc0" style:font-size-asian="14pt" style:font-weight-asian="bold" style:font-name-complex="Arial Narrow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 Narrow" fo:font-size="18pt" fo:font-weight="bold" officeooo:paragraph-rsid="002a9bc0" style:font-size-asian="18pt" style:font-weight-asian="bold" style:font-name-complex="Arial Narrow" style:font-size-complex="18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 Narrow" fo:font-size="12pt" fo:font-weight="bold" officeooo:paragraph-rsid="002a9bc0" style:font-size-asian="12pt" style:font-weight-asian="bold" style:font-name-complex="Arial Narrow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 Narrow" fo:font-size="20pt" fo:font-weight="bold" officeooo:rsid="018752f9" officeooo:paragraph-rsid="002a9bc0" style:font-size-asian="20pt" style:font-weight-asian="bold" style:font-name-complex="Arial Narrow" style:font-size-complex="20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 Narrow" fo:font-size="12pt" fo:font-style="italic" fo:font-weight="bold" officeooo:paragraph-rsid="002a9bc0" style:font-size-asian="12pt" style:font-style-asian="italic" style:font-weight-asian="bold" style:font-name-complex="Arial Narrow" style:font-size-complex="20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 Narrow" fo:font-size="14pt" fo:font-weight="bold" officeooo:rsid="0001647b" officeooo:paragraph-rsid="002a9bc0" style:font-size-asian="14pt" style:font-weight-asian="bold" style:font-name-complex="Arial Narrow" style:font-size-complex="14pt" style:font-style-complex="italic"/>
    </style:style>
    <style:style style:name="P10" style:family="paragraph" style:parent-style-name="Standard">
      <style:text-properties officeooo:rsid="00014572" officeooo:paragraph-rsid="002a9bc0"/>
    </style:style>
    <style:style style:name="P11" style:family="paragraph" style:parent-style-name="Heading_20_2">
      <style:text-properties officeooo:paragraph-rsid="018a4be7"/>
    </style:style>
    <style:style style:name="P12" style:family="paragraph" style:parent-style-name="Heading_20_2">
      <style:paragraph-properties fo:text-align="center" style:justify-single-word="false"/>
      <style:text-properties style:font-name="Times New Roman" fo:font-size="12pt" fo:font-weight="normal" officeooo:rsid="00034d21" officeooo:paragraph-rsid="018a4be7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18cfd17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officeooo:rsid="018cfd17" officeooo:paragraph-rsid="018cfd17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18cfd17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18ed69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18cfd17" officeooo:paragraph-rsid="018cfd17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18ed69c" officeooo:paragraph-rsid="018ed69c" style:font-size-asian="12pt" style:font-size-complex="12pt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034d21" officeooo:paragraph-rsid="018a4be7" style:font-size-asian="12pt" style:font-weight-asian="normal" style:font-size-complex="12pt" style:font-weight-complex="normal"/>
    </style:style>
    <style:style style:name="P20" style:family="paragraph" style:parent-style-name="Heading_20_2">
      <style:text-properties officeooo:paragraph-rsid="019265ed"/>
    </style:style>
    <style:style style:name="P21" style:family="paragraph" style:parent-style-name="Text_20_body">
      <style:text-properties style:font-name="Arial Narrow" fo:font-size="13pt" fo:font-weight="bold" officeooo:rsid="019c97f8" officeooo:paragraph-rsid="019c97f8" style:font-size-asian="13pt" style:font-weight-asian="bold" style:font-size-complex="13pt" style:font-weight-complex="bold"/>
    </style:style>
    <style:style style:name="P22" style:family="paragraph" style:parent-style-name="Text_20_body">
      <style:text-properties officeooo:paragraph-rsid="019265ed"/>
    </style:style>
    <style:style style:name="P23" style:family="paragraph" style:parent-style-name="Text_20_body">
      <style:text-properties style:font-name="Arial Narrow" fo:font-size="13pt" fo:font-weight="bold" officeooo:rsid="019265ed" officeooo:paragraph-rsid="019265ed" style:font-size-asian="13pt" style:font-weight-asian="bold" style:font-size-complex="13pt" style:font-weight-complex="bold"/>
    </style:style>
    <style:style style:name="P24" style:family="paragraph" style:parent-style-name="Text_20_body">
      <style:text-properties style:font-name="Arial Narrow" fo:font-size="12pt" fo:font-weight="bold" officeooo:rsid="0199aabc" officeooo:paragraph-rsid="0199aabc" style:font-size-asian="12pt" style:font-weight-asian="bold" style:font-size-complex="12pt" style:font-weight-complex="bold"/>
    </style:style>
    <style:style style:name="P25" style:family="paragraph" style:parent-style-name="Text_20_body">
      <style:text-properties style:font-name="Arial Narrow" fo:font-size="12pt" fo:font-weight="bold" officeooo:rsid="0199d256" officeooo:paragraph-rsid="0199d256" style:font-size-asian="12pt" style:font-weight-asian="bold" style:font-size-complex="12pt" style:font-weight-complex="bold"/>
    </style:style>
    <style:style style:name="P26" style:family="paragraph" style:parent-style-name="Text_20_body">
      <style:text-properties style:font-name="Arial Narrow" fo:font-size="12pt" fo:font-weight="bold" officeooo:rsid="019b1719" officeooo:paragraph-rsid="019b1719" style:font-size-asian="12pt" style:font-weight-asian="bold" style:font-size-complex="12pt" style:font-weight-complex="bold"/>
    </style:style>
    <style:style style:name="P27" style:family="paragraph" style:parent-style-name="Text_20_body">
      <style:text-properties style:font-name="Arial Narrow" fo:font-size="13pt" fo:font-weight="bold" officeooo:rsid="019b1719" officeooo:paragraph-rsid="019b1719" style:font-size-asian="13pt" style:font-weight-asian="bold" style:font-size-complex="13pt" style:font-weight-complex="bold"/>
    </style:style>
    <style:style style:name="P28" style:family="paragraph" style:parent-style-name="Heading_20_2">
      <style:text-properties officeooo:paragraph-rsid="01934f66"/>
    </style:style>
    <style:style style:name="P29" style:family="paragraph" style:parent-style-name="Text_20_body">
      <style:text-properties officeooo:paragraph-rsid="01934f66"/>
    </style:style>
    <style:style style:name="P30" style:family="paragraph" style:parent-style-name="Heading_20_2">
      <style:text-properties officeooo:paragraph-rsid="0193fb28"/>
    </style:style>
    <style:style style:name="P31" style:family="paragraph" style:parent-style-name="Text_20_body">
      <style:text-properties officeooo:paragraph-rsid="0193fb28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 Narrow" fo:font-size="13pt" fo:font-weight="bold" officeooo:rsid="0011ee97" officeooo:paragraph-rsid="01983674" style:font-size-asian="13pt" style:font-size-complex="13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 Narrow" fo:font-size="14pt" fo:font-weight="bold" officeooo:rsid="0011ee97" officeooo:paragraph-rsid="01983674" style:font-size-asian="14pt" style:font-size-complex="14pt"/>
    </style:style>
    <style:style style:name="P34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2pt" fo:font-weight="normal" officeooo:rsid="0011ee97" officeooo:paragraph-rsid="01983674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11ee97" officeooo:paragraph-rsid="01983674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 Narrow" fo:font-size="13pt" fo:font-weight="bold" officeooo:rsid="0011ee97" officeooo:paragraph-rsid="01a273b6" style:font-size-asian="13pt" style:font-size-complex="13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 Narrow" fo:font-weight="bold" officeooo:rsid="0011ee97" officeooo:paragraph-rsid="01a273b6"/>
    </style:style>
    <style:style style:name="P38" style:family="paragraph" style:parent-style-name="Text_20_body" style:list-style-name="L2">
      <style:paragraph-properties fo:line-height="150%" fo:text-align="justify" style:justify-single-word="false"/>
      <style:text-properties style:font-name="Times New Roman" fo:font-size="12pt" fo:font-weight="normal" officeooo:rsid="0011ee97" officeooo:paragraph-rsid="01a273b6" style:font-size-asian="12pt" style:font-weight-asian="normal" style:font-size-complex="12pt" style:font-weight-complex="normal"/>
    </style:style>
    <style:style style:name="P39" style:family="paragraph" style:parent-style-name="Text_20_body" style:list-style-name="L2">
      <style:paragraph-properties fo:line-height="150%" fo:text-align="justify" style:justify-single-word="false"/>
      <style:text-properties style:font-name="Times New Roman" fo:font-size="12pt" fo:font-weight="normal" officeooo:rsid="00708888" officeooo:paragraph-rsid="01a702cf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11ee97" officeooo:paragraph-rsid="01a273b6" style:font-size-asian="12pt" style:font-weight-asian="normal" style:font-size-complex="12pt" style:font-weight-complex="normal"/>
    </style:style>
    <style:style style:name="P41" style:family="paragraph" style:parent-style-name="Heading_20_2">
      <style:text-properties officeooo:rsid="0193fb28" officeooo:paragraph-rsid="0193fb28"/>
    </style:style>
    <style:style style:name="T1" style:family="text">
      <style:text-properties officeooo:rsid="0001647b"/>
    </style:style>
    <style:style style:name="T2" style:family="text">
      <style:text-properties officeooo:rsid="018752f9"/>
    </style:style>
    <style:style style:name="T3" style:family="text">
      <style:text-properties officeooo:rsid="0188e82a"/>
    </style:style>
    <style:style style:name="T4" style:family="text">
      <style:text-properties officeooo:rsid="00034d21"/>
    </style:style>
    <style:style style:name="T5" style:family="text">
      <style:text-properties officeooo:rsid="018a4be7"/>
    </style:style>
    <style:style style:name="T6" style:family="text">
      <style:text-properties fo:font-weight="bold" officeooo:rsid="018a4be7" style:font-weight-asian="bold" style:font-weight-complex="bold"/>
    </style:style>
    <style:style style:name="T7" style:family="text">
      <style:text-properties officeooo:rsid="0190b4fd"/>
    </style:style>
    <style:style style:name="T8" style:family="text">
      <style:text-properties officeooo:rsid="018fea1e"/>
    </style:style>
    <style:style style:name="T9" style:family="text">
      <style:text-properties officeooo:rsid="019265ed"/>
    </style:style>
    <style:style style:name="T10" style:family="text">
      <style:text-properties officeooo:rsid="01934f66"/>
    </style:style>
    <style:style style:name="T11" style:family="text">
      <style:text-properties officeooo:rsid="0193fb28"/>
    </style:style>
    <style:style style:name="T12" style:family="text">
      <style:text-properties officeooo:rsid="01983674" style:font-weight-asian="bold" style:font-weight-complex="bold"/>
    </style:style>
    <style:style style:name="T13" style:family="text">
      <style:text-properties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/>
    </style:style>
    <style:style style:name="T16" style:family="text">
      <style:text-properties officeooo:rsid="01a273b6" style:font-weight-asian="bold" style:font-weight-complex="bold"/>
    </style:style>
    <style:style style:name="T17" style:family="text">
      <style:text-properties fo:font-weight="bold" officeooo:rsid="0084913f" style:font-weight-asian="bold" style:font-weight-complex="bold"/>
    </style:style>
    <style:style style:name="T18" style:family="text">
      <style:text-properties officeooo:rsid="00851f7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itechnika <text:s/>Świętokrzyska</text:p>
      <text:p text:style-name="P2">Wydział Elektrotechniki, Automatyki i Informatyki</text:p>
      <text:p text:style-name="P3"/>
      <text:p text:style-name="P4"/>
      <text:p text:style-name="P4"/>
      <text:p text:style-name="P5">Maksymilian Sowula, <text:span text:style-name="T1">Paweł Marek, </text:span><text:span text:style-name="T2">Jakub Szczur, Daniel Cieślak</text:span></text:p>
      <text:p text:style-name="P6">Numer <text:span text:style-name="T1">grupy dziekańskiej: 1ID21A</text:span></text:p>
      <text:p text:style-name="P6"/>
      <text:p text:style-name="P6"/>
      <text:p text:style-name="P6"/>
      <text:p text:style-name="P6"/>
      <text:p text:style-name="P6"/>
      <text:p text:style-name="P6"/>
      <text:p text:style-name="P7">Wypożyczalnia płyt DVD</text:p>
      <text:p text:style-name="P8"/>
      <text:p text:style-name="P9"><text:span text:style-name="T3">Inteligentne Usługi Informacyjne</text:span> - Projek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2"><text:soft-page-break/><text:span text:style-name="T4">1. </text:span><text:span text:style-name="T5">Skład zespołu oraz podział prac</text:span></text:h>
      <text:h text:style-name="P12" text:outline-level="2" text:is-list-header="true"><text:span text:style-name="T6">Tabela 1.1. </text:span><text:span text:style-name="T5">Skład zespołu oraz procentowy podział prac</text:span> 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Członek zespołu</text:p>
          </table:table-cell>
          <table:table-cell table:style-name="Table1.A1" office:value-type="string">
            <text:p text:style-name="P14">Wykonywana praca</text:p>
          </table:table-cell>
          <table:table-cell table:style-name="Table1.C1" office:value-type="string">
            <text:p text:style-name="P14">Udział procentowy</text:p>
          </table:table-cell>
        </table:table-row>
        <table:table-row>
          <table:table-cell table:style-name="Table1.A2" office:value-type="string">
            <text:p text:style-name="P15">Maksymilian Sowula</text:p>
          </table:table-cell>
          <table:table-cell table:style-name="Table1.A2" office:value-type="string">
            <text:p text:style-name="P16">Backend, <text:span text:style-name="T7">Testy</text:span></text:p>
          </table:table-cell>
          <table:table-cell table:style-name="Table1.C2" office:value-type="string">
            <text:p text:style-name="P17">25%</text:p>
          </table:table-cell>
        </table:table-row>
        <table:table-row>
          <table:table-cell table:style-name="Table1.A2" office:value-type="string">
            <text:p text:style-name="P15">Paweł Marek</text:p>
          </table:table-cell>
          <table:table-cell table:style-name="Table1.A2" office:value-type="string">
            <text:p text:style-name="P18">Frontend,<text:span text:style-name="T8"> Dokumentacja techniczna</text:span></text:p>
          </table:table-cell>
          <table:table-cell table:style-name="Table1.C2" office:value-type="string">
            <text:p text:style-name="P17">25%</text:p>
          </table:table-cell>
        </table:table-row>
        <table:table-row>
          <table:table-cell table:style-name="Table1.A2" office:value-type="string">
            <text:p text:style-name="P15">Jakub Szczur</text:p>
          </table:table-cell>
          <table:table-cell table:style-name="Table1.A2" office:value-type="string">
            <text:p text:style-name="P18">Frontend, UX/UI</text:p>
          </table:table-cell>
          <table:table-cell table:style-name="Table1.C2" office:value-type="string">
            <text:p text:style-name="P17">25%</text:p>
          </table:table-cell>
        </table:table-row>
        <table:table-row>
          <table:table-cell table:style-name="Table1.A2" office:value-type="string">
            <text:p text:style-name="P17">Daniel Cieślak</text:p>
          </table:table-cell>
          <table:table-cell table:style-name="Table1.A2" office:value-type="string">
            <text:p text:style-name="P16">Backend, Sprawozdanie</text:p>
          </table:table-cell>
          <table:table-cell table:style-name="Table1.C2" office:value-type="string">
            <text:p text:style-name="P17">25%</text:p>
          </table:table-cell>
        </table:table-row>
      </table:table>
      <text:p text:style-name="P19"/>
      <text:h text:style-name="P20" text:outline-level="2"><text:span text:style-name="T9">2</text:span><text:span text:style-name="T4">. </text:span><text:span text:style-name="T9">Zrzuty ekranu aplikacji</text:span></text:h>
      <text:p text:style-name="P21">2.1. Makiety aplikacji</text:p>
      <text:p text:style-name="P21">2.2. Widok zaimplementowanych makiet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20" text:outline-level="2"><text:soft-page-break/><text:span text:style-name="T9">3</text:span><text:span text:style-name="T4">. </text:span><text:span text:style-name="T9">Opis użytych technologii oraz frameworków</text:span></text:h>
      <text:p text:style-name="P23">3.1. Backend</text:p>
      <text:p text:style-name="P24">3.1.1. Java</text:p>
      <text:p text:style-name="P24">3.1.2. Spring Boot</text:p>
      <text:p text:style-name="P23">3.2. Frontend</text:p>
      <text:p text:style-name="P24">3.2.1. TypeScript</text:p>
      <text:p text:style-name="P24">3.2.2. React</text:p>
      <text:p text:style-name="P23">3.3. Baza Danych</text:p>
      <text:p text:style-name="P25">3.3.1. PostgreSQL</text:p>
      <text:p text:style-name="P23">3.4. Koncept UX/UI</text:p>
      <text:p text:style-name="P26">3.4.1. Figma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28" text:outline-level="2"><text:soft-page-break/><text:span text:style-name="T10">4</text:span><text:span text:style-name="T4">. </text:span><text:span text:style-name="T10">Architektura systemu</text:span></text:h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30" text:outline-level="2"><text:soft-page-break/><text:span text:style-name="T11">5</text:span><text:span text:style-name="T4">. </text:span><text:span text:style-name="T11">Funkcjonalności systemu</text:span></text:h>
      <text:p text:style-name="P31"/>
      <text:p text:style-name="P32"><text:span text:style-name="T12">5.</text:span><text:span text:style-name="T13">1. </text:span>Funkcjonalności użytkownika</text:p>
      <text:p text:style-name="P33"/>
      <text:list text:style-name="L1">
        <text:list-item>
          <text:p text:style-name="P34"><text:span text:style-name="T14">Rejestracja konta </text:span>– utworzenie konta z danymi: <text:span text:style-name="T15">nickname, hasło, wiek, preferowane gatunki filmów</text:span>.</text:p>
        </text:list-item>
        <text:list-item>
          <text:p text:style-name="P34"><text:span text:style-name="T14">Logowanie do systemu </text:span>– wspólny panel logowania z rozpoznaniem roli użytkownika po stronie backendu (JWT).</text:p>
        </text:list-item>
        <text:list-item>
          <text:p text:style-name="P34"><text:span text:style-name="T14">Przegląd kolekcji płyt DVD </text:span>– dostęp do wszystkich filmów w systemie wraz z informacją o dostępności.</text:p>
        </text:list-item>
        <text:list-item>
          <text:p text:style-name="P34"><text:span text:style-name="T14">Szczegóły płyty DVD </text:span>– prezentacja informacji o wybranym tytule (gatunek, opis, reżyser, rok wydania).</text:p>
        </text:list-item>
        <text:list-item>
          <text:p text:style-name="P34"><text:span text:style-name="T14">Żądanie rezerwacji płyty </text:span>– wysłanie zapytania o wypożyczenie danej płyty DVD.</text:p>
        </text:list-item>
        <text:list-item>
          <text:p text:style-name="P34"><text:span text:style-name="T14">Żądanie zwrotu wypożyczonej płyty </text:span>– zgłoszenie chęci zwrotu wypożyczonego tytułu.</text:p>
        </text:list-item>
        <text:list-item>
          <text:p text:style-name="P34"><text:span text:style-name="T14">Podgląd aktywnych rezerwacji i wypożyczeń </text:span>– lista aktualnie trwających wypożyczeń i rezerwacji.</text:p>
        </text:list-item>
        <text:list-item>
          <text:p text:style-name="P34"><text:span text:style-name="T14">Historia wypożyczeń </text:span>– przegląd wszystkich zakończonych wypożyczeń (z datami, kosztami, tytułami).</text:p>
        </text:list-item>
        <text:list-item>
          <text:p text:style-name="P34"><text:span text:style-name="T14">Historia rachunków </text:span>– przegląd wszystkich wystawionych rachunków PDF z możliwością ich pobrania.</text:p>
        </text:list-item>
        <text:list-item>
          <text:p text:style-name="P34"><text:span text:style-name="T14">Rekomendacje filmowe –</text:span> sugestie tytułów na podstawie wieku i historii wypożyczeń.</text:p>
        </text:list-item>
        <text:list-item>
          <text:p text:style-name="P34"><text:span text:style-name="T14">Profil użytkownika </text:span>– możliwość edycji danych konta oraz preferencji filmowych.</text:p>
        </text:list-item>
        <text:list-item>
          <text:p text:style-name="P34"><text:span text:style-name="T14">Wylogowanie </text:span>– zakończenie sesji i usunięcie tokenów JWT.</text:p>
        </text:list-item>
      </text:list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16">5.</text:span><text:span text:style-name="T13">2. </text:span>Funkcjonalności administratora</text:p>
      <text:p text:style-name="P37"/>
      <text:list text:style-name="L2">
        <text:list-item>
          <text:p text:style-name="P38"><text:span text:style-name="T14">Logowanie do panelu administracyjnego</text:span> – ten sam panel logowania co użytkownik.</text:p>
        </text:list-item>
        <text:list-item>
          <text:p text:style-name="P38"><text:span text:style-name="T14">Zarządzanie rezerwacjami </text:span>– akceptacja lub odrzucanie żądań rezerwacji.</text:p>
        </text:list-item>
        <text:list-item>
          <text:p text:style-name="P38"><text:span text:style-name="T14">Zarządzanie zwrotami </text:span>– akceptacja lub odrzucenie zwrotu oraz generacja rachunków PDF.</text:p>
        </text:list-item>
        <text:list-item>
          <text:p text:style-name="P38"><text:span text:style-name="T14">Generowanie rachunków PDF</text:span> – automatyczne naliczanie kosztu wypożyczenia i kar za przetrzymanie.</text:p>
        </text:list-item>
        <text:list-item>
          <text:p text:style-name="P39"><text:span text:style-name="T14">Dodawanie/edycja/</text:span><text:span text:style-name="T17">usuwanie</text:span><text:span text:style-name="T14"> zbiorów płyt DVD </text:span>– możliwość dodania nowej płyty DVD do systemu oraz jej edycji <text:span text:style-name="T18">i usunięcia</text:span>.</text:p>
        </text:list-item>
        <text:list-item>
          <text:p text:style-name="P38"><text:span text:style-name="T14">Historia rachunków </text:span>– przegląd wszystkich faktur PDF wystawionych w systemie.</text:p>
        </text:list-item>
      </text:list>
      <text:p text:style-name="P40"/>
      <text:h text:style-name="P41" text:outline-level="2">6. Wnioski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Narrow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1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fo:line-height="150%" style:page-number="auto"/>
      <style:text-properties style:font-name="Arial Narrow1" fo:font-family="'Arial Narrow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 fo:text-align="start" style:justify-single-word="false"/>
      <style:text-properties style:font-name="Arial Narrow1" fo:font-family="'Arial Narrow'" style:font-style-name="Bold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5T19:31:06.083981000</meta:creation-date>
    <dc:date>2025-10-11T10:52:24.017814000</dc:date>
    <meta:editing-duration>PT20H56M13S</meta:editing-duration>
    <meta:editing-cycles>416</meta:editing-cycles>
    <meta:generator>LibreOffice/25.2.3.2$MacOSX_AARCH64 LibreOffice_project/bbb074479178df812d175f709636b368952c2ce3</meta:generator>
    <meta:print-date>2025-04-06T15:32:06.501480000</meta:print-date>
    <meta:printed-by>PDF files</meta:printed-by>
    <meta:document-statistic meta:table-count="1" meta:image-count="0" meta:object-count="0" meta:page-count="6" meta:paragraph-count="60" meta:word-count="334" meta:character-count="2523" meta:non-whitespace-character-count="2247"/>
  </office:meta>
</office:document-meta>
</file>